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POLLOS MUÑOZ E.I.R.L.</text:p>
      <text:p text:style-name="P12">CANT. TOTAL DE CAJAS: 5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PP</text:span></text:p>
      <text:p text:style-name="P5"/>
      <text:p text:style-name="P5">Recojo: <text:span text:style-name="T3">FLORES MUÑOZ JEINER</text:span></text:p>
      <text:p text:style-name="P5">Recojo: <text:span text:style-name="T3">MUÑOZ LLAJA WILSON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09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